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ight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Shop Freq</text:p>
          </table:table-cell>
          <table:table-cell table:style-name="ce1" office:value-type="string" calcext:value-type="string">
            <text:p>Shop Value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3.82398" calcext:value-type="float">
            <text:p>-3.82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float" office:value="1.6" calcext:value-type="float">
            <text:p>1.6</text:p>
          </table:table-cell>
          <table:table-cell office:value-type="float" office:value="109.32" calcext:value-type="float">
            <text:p>109.32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-0.0299" calcext:value-type="float">
            <text:p>-0.02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4.92" calcext:value-type="float">
            <text:p>4.92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string" calcext:value-type="string">
            <text:p>Band B</text:p>
          </table:table-cell>
          <table:table-cell office:value-type="float" office:value="-0.09089" calcext:value-type="float">
            <text:p>-0.090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float" office:value="1.21" calcext:value-type="float">
            <text:p>1.21</text:p>
          </table:table-cell>
          <table:table-cell office:value-type="float" office:value="161.19" calcext:value-type="float">
            <text:p>161.19</text:p>
          </table:table-cell>
        </table:table-row>
        <table:table-row table:style-name="ro1">
          <table:table-cell office:value-type="string" calcext:value-type="string">
            <text:p>Band C</text:p>
          </table:table-cell>
          <table:table-cell office:value-type="float" office:value="-0.19558" calcext:value-type="float">
            <text:p>-0.195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float" office:value="0.72" calcext:value-type="float">
            <text:p>0.72</text:p>
          </table:table-cell>
          <table:table-cell office:value-type="float" office:value="170.65" calcext:value-type="float">
            <text:p>170.65</text:p>
          </table:table-cell>
        </table:table-row>
        <table:table-row table:style-name="ro1">
          <table:table-cell office:value-type="string" calcext:value-type="string">
            <text:p>Shop Value</text:p>
          </table:table-cell>
          <table:table-cell office:value-type="float" office:value="0.02999" calcext:value-type="float">
            <text:p>0.02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float" office:value="1.08" calcext:value-type="float">
            <text:p>1.08</text:p>
          </table:table-cell>
          <table:table-cell office:value-type="float" office:value="165.39" calcext:value-type="float">
            <text:p>165.39</text:p>
          </table:table-cell>
        </table:table-row>
        <table:table-row table:style-name="ro1">
          <table:table-cell office:value-type="string" calcext:value-type="string">
            <text:p>Shop Freq</text:p>
          </table:table-cell>
          <table:table-cell office:value-type="float" office:value="0.74572" calcext:value-type="float">
            <text:p>0.74572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style-name="ce1" office:value-type="string" calcext:value-type="string">
            <text:p>Logistic Regression Results</text:p>
          </table:table-cell>
          <table:table-cell table:style-name="ce1" office:value-type="string" calcext:value-type="string">
            <text:p>Logit</text:p>
          </table:table-cell>
          <table:table-cell table:style-name="ce1" office:value-type="string" calcext:value-type="string">
            <text:p>Probability</text:p>
          </table:table-cell>
          <table:table-cell table:number-columns-repeated="5"/>
        </table:table-row>
        <table:table-row table:style-name="ro1">
          <table:table-cell/>
          <table:table-cell table:formula="of:=[.B2]+[.B3]*[.E2]+[.B4]+[.B6]*[.H2]+[.B7]*[.G2]" office:value-type="float" office:value="-1.1176112" calcext:value-type="float">
            <text:p>-1.1176112</text:p>
          </table:table-cell>
          <table:table-cell table:formula="of:=1 / (1 + EXP(-[.B16]))" office:value-type="float" office:value="0.246454650214898" calcext:value-type="float">
            <text:p>0.246454650214898</text:p>
          </table:table-cell>
          <table:table-cell table:number-columns-repeated="5"/>
        </table:table-row>
        <table:table-row table:style-name="ro1">
          <table:table-cell/>
          <table:table-cell table:formula="of:=[.B2]+[.B3]*[.E3]+[.B5]+[.B6]*[.H3]+[.B7]*[.G3]" office:value-type="float" office:value="-0.6402304" calcext:value-type="float">
            <text:p>-0.6402304</text:p>
          </table:table-cell>
          <table:table-cell table:formula="of:=1 / (1 + EXP(-[.B17]))" office:value-type="float" office:value="0.345194459016022" calcext:value-type="float">
            <text:p>0.345194459016022</text:p>
          </table:table-cell>
          <table:table-cell table:number-columns-repeated="5"/>
        </table:table-row>
        <table:table-row table:style-name="ro1">
          <table:table-cell/>
          <table:table-cell table:formula="of:=[.B2]+[.B3]*[.E4]+[.B4]+[.B6]*[.H4]+[.B7]*[.G4]" office:value-type="float" office:value="0.386339299999999" calcext:value-type="float">
            <text:p>0.386339299999999</text:p>
          </table:table-cell>
          <table:table-cell table:formula="of:=1 / (1 + EXP(-[.B18]))" office:value-type="float" office:value="0.595401150568945" calcext:value-type="float">
            <text:p>0.595401150568945</text:p>
          </table:table-cell>
          <table:table-cell table:number-columns-repeated="5"/>
        </table:table-row>
        <table:table-row table:style-name="ro1">
          <table:table-cell/>
          <table:table-cell table:formula="of:=[.B2]+[.B3]*[.E5]+[.B5]+[.B6]*[.H5]+[.B7]*[.G5]" office:value-type="float" office:value="0.528851900000001" calcext:value-type="float">
            <text:p>0.528851900000001</text:p>
          </table:table-cell>
          <table:table-cell table:formula="of:=1 / (1 + EXP(-[.B19]))" office:value-type="float" office:value="0.629215296085984" calcext:value-type="float">
            <text:p>0.629215296085984</text:p>
          </table:table-cell>
          <table:table-cell table:number-columns-repeated="5"/>
        </table:table-row>
        <table:table-row table:style-name="ro1">
          <table:table-cell/>
          <table:table-cell table:formula="of:=[.B2]+[.B3]*[.E6]+[.C5]+[.B6]*[.H6]+[.B7]*[.G6]" office:value-type="float" office:value="0.9846437" calcext:value-type="float">
            <text:p>0.9846437</text:p>
          </table:table-cell>
          <table:table-cell table:formula="of:=1 / (1 + EXP(-[.B20]))" office:value-type="float" office:value="0.728028655553592" calcext:value-type="float">
            <text:p>0.728028655553592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ight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Shop Freq</text:p>
          </table:table-cell>
          <table:table-cell table:style-name="ce1" office:value-type="string" calcext:value-type="string">
            <text:p>Shop Value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6679" calcext:value-type="float">
            <text:p>0.6679</text:p>
          </table:table-cell>
          <table:table-cell/>
          <table:table-cell office:value-type="float" office:value="1" calcext:value-type="float">
            <text:p>1</text:p>
          </table:table-cell>
          <table:table-cell table:formula="of:=-1/9" office:value-type="float" office:value="-0.111111111111111" calcext:value-type="float">
            <text:p>-0.111111111111111</text:p>
          </table:table-cell>
          <table:table-cell office:value-type="string" calcext:value-type="string">
            <text:p>a</text:p>
          </table:table-cell>
          <table:table-cell table:formula="of:=-9/26" office:value-type="float" office:value="-0.346153846153846" calcext:value-type="float">
            <text:p>-0.346153846153846</text:p>
          </table:table-cell>
          <table:table-cell office:value-type="float" office:value="0.4212" calcext:value-type="float">
            <text:p>0.4212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-0.5795" calcext:value-type="float">
            <text:p>-0.5795</text:p>
          </table:table-cell>
          <table:table-cell/>
          <table:table-cell office:value-type="float" office:value="2" calcext:value-type="float">
            <text:p>2</text:p>
          </table:table-cell>
          <table:table-cell table:formula="of:=31/45" office:value-type="float" office:value="0.688888888888889" calcext:value-type="float">
            <text:p>0.688888888888889</text:p>
          </table:table-cell>
          <table:table-cell office:value-type="string" calcext:value-type="string">
            <text:p>b</text:p>
          </table:table-cell>
          <table:table-cell table:formula="of:=-6/13" office:value-type="float" office:value="-0.461538461538462" calcext:value-type="float">
            <text:p>-0.461538461538462</text:p>
          </table:table-cell>
          <table:table-cell office:value-type="float" office:value="-0.07559" calcext:value-type="float">
            <text:p>-0.07559</text:p>
          </table:table-cell>
        </table:table-row>
        <table:table-row table:style-name="ro1">
          <table:table-cell office:value-type="string" calcext:value-type="string">
            <text:p>Band B</text:p>
          </table:table-cell>
          <table:table-cell office:value-type="float" office:value="-0.1981" calcext:value-type="float">
            <text:p>-0.19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-0.9549" calcext:value-type="float">
            <text:p>-0.9549</text:p>
          </table:table-cell>
        </table:table-row>
        <table:table-row table:style-name="ro1">
          <table:table-cell office:value-type="string" calcext:value-type="string">
            <text:p>Band C</text:p>
          </table:table-cell>
          <table:table-cell office:value-type="float" office:value="-0.2318" calcext:value-type="float">
            <text:p>-0.23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347" calcext:value-type="float">
            <text:p>-0.347</text:p>
          </table:table-cell>
          <table:table-cell office:value-type="string" calcext:value-type="string">
            <text:p>b</text:p>
          </table:table-cell>
          <table:table-cell table:formula="of:=-147/260" office:value-type="float" office:value="-0.565384615384615" calcext:value-type="float">
            <text:p>-0.565384615384615</text:p>
          </table:table-cell>
          <table:table-cell office:value-type="float" office:value="0.7689" calcext:value-type="float">
            <text:p>0.7689</text:p>
          </table:table-cell>
        </table:table-row>
        <table:table-row table:style-name="ro1">
          <table:table-cell office:value-type="string" calcext:value-type="string">
            <text:p>Shop Value</text:p>
          </table:table-cell>
          <table:table-cell office:value-type="float" office:value="3.4091" calcext:value-type="float">
            <text:p>3.4091</text:p>
          </table:table-cell>
          <table:table-cell/>
          <table:table-cell office:value-type="float" office:value="5" calcext:value-type="float">
            <text:p>5</text:p>
          </table:table-cell>
          <table:table-cell table:formula="of:=43/45" office:value-type="float" office:value="0.955555555555556" calcext:value-type="float">
            <text:p>0.955555555555556</text:p>
          </table:table-cell>
          <table:table-cell office:value-type="string" calcext:value-type="string">
            <text:p>a</text:p>
          </table:table-cell>
          <table:table-cell office:value-type="float" office:value="-0.75" calcext:value-type="float">
            <text:p>-0.75</text:p>
          </table:table-cell>
          <table:table-cell office:value-type="float" office:value="-0.06513" calcext:value-type="float">
            <text:p>-0.06513</text:p>
          </table:table-cell>
        </table:table-row>
        <table:table-row table:style-name="ro1">
          <table:table-cell office:value-type="string" calcext:value-type="string">
            <text:p>Shop Freq</text:p>
          </table:table-cell>
          <table:table-cell office:value-type="float" office:value="2.0499" calcext:value-type="float">
            <text:p>2.0499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Logistic Regression Results</text:p>
          </table:table-cell>
          <table:table-cell table:style-name="ce1" office:value-type="string" calcext:value-type="string">
            <text:p>Logit</text:p>
          </table:table-cell>
          <table:table-cell table:style-name="ce1" office:value-type="string" calcext:value-type="string">
            <text:p>Probability</text:p>
          </table:table-cell>
          <table:table-cell table:number-columns-repeated="5"/>
        </table:table-row>
        <table:table-row table:style-name="ro1">
          <table:table-cell/>
          <table:table-cell table:formula="of:=[.B28]+[.B29]*[.E28]+[.B25]+[.B32]*[.H28]+[.B33]*[.G28]" office:value-type="float" office:value="1.45862103965812" calcext:value-type="float">
            <text:p>1.45862103965812</text:p>
          </table:table-cell>
          <table:table-cell table:formula="of:=1 / (1 + EXP(-[.B37]))" office:value-type="float" office:value="0.811321675787594" calcext:value-type="float">
            <text:p>0.811321675787594</text:p>
          </table:table-cell>
          <table:table-cell table:number-columns-repeated="5"/>
        </table:table-row>
        <table:table-row table:style-name="ro1">
          <table:table-cell/>
          <table:table-cell table:formula="of:=[.B28]+[.B29]*[.E29]+[.B30]+[.B32]*[.H29]+[.B33]*[.G29]" office:value-type="float" office:value="-1.1332126724188" calcext:value-type="float">
            <text:p>-1.1332126724188</text:p>
          </table:table-cell>
          <table:table-cell table:formula="of:=1 / (1 + EXP(-[.B38]))" office:value-type="float" office:value="0.243568701009274" calcext:value-type="float">
            <text:p>0.243568701009274</text:p>
          </table:table-cell>
          <table:table-cell table:number-columns-repeated="5"/>
        </table:table-row>
        <table:table-row table:style-name="ro1">
          <table:table-cell/>
          <table:table-cell table:formula="of:=[.B28]+[.B29]*[.E30]+[.B31]+[.B32]*[.H30]+[.B33]*[.G30]" office:value-type="float" office:value="-0.18984959" calcext:value-type="float">
            <text:p>-0.18984959</text:p>
          </table:table-cell>
          <table:table-cell table:formula="of:=1 / (1 + EXP(-[.B39]))" office:value-type="float" office:value="0.45267964729116" calcext:value-type="float">
            <text:p>0.45267964729116</text:p>
          </table:table-cell>
          <table:table-cell table:number-columns-repeated="5"/>
        </table:table-row>
        <table:table-row table:style-name="ro1">
          <table:table-cell/>
          <table:table-cell table:formula="of:=[.B28]+[.B29]*[.E31]+[.B30]+[.B32]*[.H31]+[.B33]*[.G31]" office:value-type="float" office:value="2.13316156692308" calcext:value-type="float">
            <text:p>2.13316156692308</text:p>
          </table:table-cell>
          <table:table-cell table:formula="of:=1 / (1 + EXP(-[.B40]))" office:value-type="float" office:value="0.894084773068419" calcext:value-type="float">
            <text:p>0.894084773068419</text:p>
          </table:table-cell>
          <table:table-cell table:number-columns-repeated="5"/>
        </table:table-row>
        <table:table-row table:style-name="ro1">
          <table:table-cell/>
          <table:table-cell table:formula="of:=[.B28]+[.B29]*[.E32]+[.C31]+[.B32]*[.H32]+[.B33]*[.G32]" office:value-type="float" office:value="-1.64530412744444" calcext:value-type="float">
            <text:p>-1.64530412744444</text:p>
          </table:table-cell>
          <table:table-cell table:formula="of:=1 / (1 + EXP(-[.B41]))" office:value-type="float" office:value="0.161744620595486" calcext:value-type="float">
            <text:p>0.16174462059548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18:51:02.218428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16:35:01.565881717</meta:creation-date>
    <dc:date>2026-02-10T19:21:10.288533109</dc:date>
    <meta:editing-duration>PT24M21S</meta:editing-duration>
    <meta:editing-cycles>2</meta:editing-cycles>
    <meta:generator>LibreOffice/25.8.4.2$Linux_X86_64 LibreOffice_project/0366609b1de41a39e1896ae41e33c673f2a73802</meta:generator>
    <meta:document-statistic meta:table-count="1" meta:cell-count="114" meta:object-count="0"/>
  </office:meta>
</office:document-meta>
</file>